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6239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9"><text:span text:style-name="T15"><text:text-input text:description="&lt;if test=&quot;item.insert_photo&quot;&gt;">if photo</text:text-input></text:span></text:p>
            <text:p text:style-name="P39"><text:span text:style-name="T15"><draw:frame draw:style-name="fr1" draw:name="image:asimage(item.product_id.default_photo or False)" text:anchor-type="as-char" style:rel-width="100%" svg:height="1.282cm" style:rel-height="61%" draw:z-index="4"><draw:text-box fo:min-width="4.357cm"><text:p text:style-name="P37"/></draw:text-box></draw:frame></text:span><text:line-break/><text:span text:style-name="T16"><text:text-input text:description="&lt;/if&gt;">end if photo</text:text-input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text:text-input text:description="&lt;if test=&quot;item.insert_photo&quot;&gt;">if photo</text:text-input></text:span></text:p>
            <text:p text:style-name="P40"><text:span text:style-name="T15"><draw:frame draw:style-name="fr1" draw:name="image: asimage(item.product_id.default_photo or False)" text:anchor-type="as-char" style:rel-width="100%" svg:height="1.282cm" style:rel-height="61%" draw:z-index="5"><draw:text-box fo:min-width="4.357cm"><text:p text:style-name="P37"/></draw:text-box></draw:frame></text:span><text:span text:style-name="T16"><text:line-break/></text:span><text:span text:style-name="T16"><text:text-input text:description="&lt;/if&gt;">end if photo</text:text-input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2H33M30S</meta:editing-duration>
    <meta:editing-cycles>174</meta:editing-cycles>
    <meta:generator>LibreOffice/4.3.3.2$Linux_X86_64 LibreOffice_project/430m0$Build-2</meta:generator>
    <meta:initial-creator>Nicola Riolini</meta:initial-creator>
    <dc:date>2015-07-21T17:47:57.357483335</dc:date>
    <dc:creator>thebrush </dc:creator>
    <meta:document-statistic meta:table-count="8" meta:image-count="2" meta:object-count="0" meta:page-count="2" meta:paragraph-count="98" meta:word-count="364" meta:character-count="2051" meta:non-whitespace-character-count="1930"/>
    <meta:user-defined meta:name="Info 1"/>
    <meta:user-defined meta:name="Info 2"/>
    <meta:user-defined meta:name="Info 3"/>
    <meta:user-defined meta:name="Info 4"/>
  </office:meta>
</office:document-meta>
</file>